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"/>
    <style:font-face style:name="Calibri" svg:font-family="Calibri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4.501cm" table:align="center" style:writing-mode="lr-tb"/>
    </style:style>
    <style:style style:name="Таблица1.A" style:family="table-column">
      <style:table-column-properties style:column-width="1.926cm"/>
    </style:style>
    <style:style style:name="Таблица1.B" style:family="table-column">
      <style:table-column-properties style:column-width="9.204cm"/>
    </style:style>
    <style:style style:name="Таблица1.C" style:family="table-column">
      <style:table-column-properties style:column-width="1.64cm"/>
    </style:style>
    <style:style style:name="Таблица1.D" style:family="table-column">
      <style:table-column-properties style:column-width="1.73cm"/>
    </style:style>
    <style:style style:name="Таблица1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49cm" fo:border="0.002cm solid #000000"/>
    </style:style>
    <style:style style:name="Таблица1.A2" style:family="table-cell">
      <style:table-cell-properties fo:padding="0.049cm" fo:border-left="0.002cm solid #000000" fo:border-right="none" fo:border-top="none" fo:border-bottom="0.002cm solid #000000"/>
    </style:style>
    <style:style style:name="Таблица1.D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2" style:family="table">
      <style:table-properties style:width="14.501cm" table:align="center" style:writing-mode="lr-tb"/>
    </style:style>
    <style:style style:name="Таблица2.A" style:family="table-column">
      <style:table-column-properties style:column-width="1.926cm"/>
    </style:style>
    <style:style style:name="Таблица2.B" style:family="table-column">
      <style:table-column-properties style:column-width="12.575cm"/>
    </style:style>
    <style:style style:name="Таблица2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49cm" fo:border="0.002cm solid #000000"/>
    </style:style>
    <style:style style:name="Таблица2.A2" style:family="table-cell">
      <style:table-cell-properties fo:padding="0.049cm" fo:border-left="0.002cm solid #000000" fo:border-right="none" fo:border-top="none" fo:border-bottom="0.002cm solid #000000"/>
    </style:style>
    <style:style style:name="Таблица2.B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3" style:family="table">
      <style:table-properties style:width="14.55cm" fo:margin-left="0.951cm" fo:margin-right="1cm" table:align="margins" style:writing-mode="lr-tb"/>
    </style:style>
    <style:style style:name="Таблица3.A" style:family="table-column">
      <style:table-column-properties style:column-width="1.746cm" style:rel-column-width="990*"/>
    </style:style>
    <style:style style:name="Таблица3.B" style:family="table-column">
      <style:table-column-properties style:column-width="1.711cm" style:rel-column-width="970*"/>
    </style:style>
    <style:style style:name="Таблица3.C" style:family="table-column">
      <style:table-column-properties style:column-width="8.114cm" style:rel-column-width="4600*"/>
    </style:style>
    <style:style style:name="Таблица3.D" style:family="table-column">
      <style:table-column-properties style:column-width="2.979cm" style:rel-column-width="1689*"/>
    </style:style>
    <style:style style:name="Таблица3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49cm" fo:border="0.002cm solid #000000"/>
    </style:style>
    <style:style style:name="Таблица3.A2" style:family="table-cell">
      <style:table-cell-properties fo:padding="0.049cm" fo:border-left="0.002cm solid #000000" fo:border-right="none" fo:border-top="none" fo:border-bottom="0.002cm solid #000000"/>
    </style:style>
    <style:style style:name="Таблица3.D2" style:family="table-cell">
      <style:table-cell-properties fo:padding="0.049cm" fo:border-left="0.002cm solid #000000" fo:border-right="0.002cm solid #000000" fo:border-top="none" fo:border-bottom="0.002cm solid #000000"/>
    </style:style>
    <style:style style:name="Таблица4" style:family="table">
      <style:table-properties style:width="14.55cm" fo:margin-left="0.951cm" fo:margin-right="1cm" table:align="margins" style:writing-mode="lr-tb"/>
    </style:style>
    <style:style style:name="Таблица4.A" style:family="table-column">
      <style:table-column-properties style:column-width="1.746cm" style:rel-column-width="990*"/>
    </style:style>
    <style:style style:name="Таблица4.B" style:family="table-column">
      <style:table-column-properties style:column-width="1.711cm" style:rel-column-width="970*"/>
    </style:style>
    <style:style style:name="Таблица4.C" style:family="table-column">
      <style:table-column-properties style:column-width="8.114cm" style:rel-column-width="4600*"/>
    </style:style>
    <style:style style:name="Таблица4.D" style:family="table-column">
      <style:table-column-properties style:column-width="2.979cm" style:rel-column-width="1689*"/>
    </style:style>
    <style:style style:name="Таблица4.A1" style:family="table-cell">
      <style:table-cell-properties fo:padding="0.049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49cm" fo:border="0.002cm solid #000000"/>
    </style:style>
    <style:style style:name="Таблица4.A2" style:family="table-cell">
      <style:table-cell-properties fo:padding="0.049cm" fo:border-left="0.002cm solid #000000" fo:border-right="none" fo:border-top="none" fo:border-bottom="0.002cm solid #000000"/>
    </style:style>
    <style:style style:name="Таблица4.D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RegDef">
      <style:text-properties fo:font-weight="bold" style:font-weight-asian="bold" style:font-weight-complex="bold"/>
    </style:style>
    <style:style style:name="P2" style:family="paragraph" style:parent-style-name="Tab_20_L">
      <style:paragraph-properties fo:text-align="center" style:justify-single-word="false"/>
    </style:style>
    <style:style style:name="P3" style:family="paragraph" style:parent-style-name="Tab_20_L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_20_L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5" style:family="paragraph" style:parent-style-name="Tab_20_L">
      <style:paragraph-properties fo:text-align="center" style:justify-single-word="false"/>
      <style:text-properties fo:language="en" fo:country="US"/>
    </style:style>
    <style:style style:name="P6" style:family="paragraph" style:parent-style-name="Tab_20_L">
      <style:text-properties fo:language="ru" fo:country="RU"/>
    </style:style>
    <style:style style:name="P7" style:family="paragraph" style:parent-style-name="Tab_20_H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Text_20_body">
      <style:paragraph-properties fo:margin-left="2cm" fo:margin-right="1cm" fo:text-indent="0cm" style:auto-text-indent="false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10" style:family="paragraph" style:parent-style-name="List_20_Paragraph" style:list-style-name="WWNum1"/>
    <style:style style:name="P11" style:family="paragraph" style:parent-style-name="List_20_Paragraph" style:list-style-name="WWNum1">
      <style:text-properties fo:language="en" fo:country="US"/>
    </style:style>
    <style:style style:name="P12" style:family="paragraph" style:parent-style-name="List_20_Paragraph" style:list-style-name="WWNum1">
      <style:paragraph-properties fo:break-before="page"/>
    </style:style>
    <style:style style:name="P13" style:family="paragraph" style:parent-style-name="Text_20_body">
      <style:text-properties fo:language="ru" fo:country="RU"/>
    </style:style>
    <style:style style:name="P14" style:family="paragraph" style:parent-style-name="Tab_20_L">
      <style:text-properties fo:language="ru" fo:country="RU"/>
    </style:style>
    <style:style style:name="P15" style:family="paragraph" style:parent-style-name="Tab_20_L">
      <style:text-properties fo:language="ru" fo:country="RU" fo:font-weight="normal" style:font-weight-asian="normal" style:font-weight-complex="normal"/>
    </style:style>
    <style:style style:name="P16" style:family="paragraph" style:parent-style-name="Tab_20_L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17" style:family="paragraph" style:parent-style-name="Tab_20_L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_20_L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9" style:family="paragraph" style:parent-style-name="Tab_20_H">
      <style:text-properties fo:font-size="8pt" fo:language="en" fo:country="US"/>
    </style:style>
    <style:style style:name="P20" style:family="paragraph" style:parent-style-name="Tab_20_H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ize="8pt"/>
    </style:style>
    <style:style style:name="T15" style:family="text">
      <style:text-properties fo:font-size="8pt" fo:language="en" fo:country="US"/>
    </style:style>
    <style:style style:name="T16" style:family="text">
      <style:text-properties fo:font-size="8pt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План документации по СКАДе</text:p>
      <text:list xml:id="list2372435943986203565" text:style-name="WWNum1">
        <text:list-item>
          <text:p text:style-name="P10">Обзор рынка современных СКАДА-систем, особенности, отличия, стоимости, возможности таблица.</text:p>
        </text:list-item>
        <text:list-item>
          <text:p text:style-name="P10">Основной принцип построения скада систем – словарь тегов, сервера ввода-вывода, вспомогательные службы. </text:p>
        </text:list-item>
        <text:list-item>
          <text:p text:style-name="P10">Определение тега, описание полей</text:p>
          <text:p text:style-name="P11">3.1 <text:s/><text:span text:style-name="T6">Определение тега</text:span></text:p>
          <text:p text:style-name="P11"><text:span text:style-name="T6">3.2 Типы тегов по значению</text:span></text:p>
        </text:list-item>
        <text:list-item>
          <text:p text:style-name="P10">Описание программы работы со словарем тегов. </text:p>
        </text:list-item>
        <text:list-item>
          <text:p text:style-name="P10">Основные протоколы, используемые для опроса устройств. Основные протоколы, используемые для связи с серверами ввода-вывода сторонних производителей и для связи с другими системами. Службы серверов ввода-вывода.</text:p>
        </text:list-item>
        <text:list-item>
          <text:p text:style-name="P10">Описание других вспомогательных служб.</text:p>
        </text:list-item>
        <text:list-item>
          <text:p text:style-name="P10">Преимущества и недостатки построения системы визуализации на базе ядра <text:span text:style-name="T1">Chromium</text:span>. Использование современных стандартов, открытых кодов, надежность и прочая лабуда.</text:p>
        </text:list-item>
        <text:list-item>
          <text:p text:style-name="P10">Принцип отображения информации системы визуализации, построенной на ядре <text:span text:style-name="T1">Chromium</text:span>. Видеокадры. Статические и динамические элементы. Использование стандарта векторной графики для разработки видеокадров. </text:p>
        </text:list-item>
        <text:list-item>
          <text:p text:style-name="P10">Скрипты. </text:p>
        </text:list-item>
        <text:list-item>
          <text:p text:style-name="P10">Принцип передачи команд ядру системы. Организация очереди команд. Связь со службами ввода-вывода.</text:p>
        </text:list-item>
        <text:list-item>
          <text:p text:style-name="P10">Организация системы создания и редактирования видеокадров. </text:p>
        </text:list-item>
        <text:list-item>
          <text:p text:style-name="P10">Служба архивирование. Принцип архивирования дискретных и аналоговых параметров. Мертвая зона. Признак достоверности. Мировое время.</text:p>
        </text:list-item>
        <text:list-item>
          <text:p text:style-name="P10">Описание программы отображения архивными данными.</text:p>
        </text:list-item>
        <text:list-item>
          <text:p text:style-name="P10">Служба журналирования. Принцип ведения журнала тревог и событий. Иерархия событий, возможности сортировки, группировка тегов.</text:p>
        </text:list-item>
        <text:list-item>
          <text:p text:style-name="P10"><text:s/>Описание программы отображения журнала тревог и событий.</text:p>
        </text:list-item>
        <text:list-item>
          <text:p text:style-name="P10">Тонкие клиенты, принцип организации.</text:p>
        </text:list-item>
        <text:list-item>
          <text:p text:style-name="P10">Серверная часть. Задачи, принцип работы, протокол общения. Перечень и описание программных функций.</text:p>
        </text:list-item>
        <text:list-item>
          <text:p text:style-name="P10">Клиентская часть, скрипты перечень и описание программных функций.</text:p>
          <text:p text:style-name="P12"/>
        </text:list-item>
      </text:list>
      <text:list xml:id="list1125528949303120984" text:style-name="Outline">
        <text:list-item>
          <text:h text:style-name="Heading_20_1" text:outline-level="1">3. <text:s/>Определение тега, описание полей</text:h>
          <text:list>
            <text:list-item>
              <text:h text:style-name="Heading_20_2" text:outline-level="2"><text:span text:style-name="T1">3.1 <text:s/></text:span><text:span text:style-name="T6">Определение тега</text:span></text:h>
            </text:list-item>
          </text:list>
        </text:list-item>
      </text:list>
      <text:p text:style-name="Text_20_body"><text:span text:style-name="T7">Тег</text:span><text:span text:style-name="T6"> - это элементарная единица информации в системе. В системе адресации словаря тегов тег уникально определяет единицу информации в пределах группы и часто в пределах всего словаря. </text:span>Теги могут содержать до 32 символов и должны начинаться с буквенного символа (<text:span text:style-name="T2">A</text:span><text:span text:style-name="T9">-</text:span><text:span text:style-name="T2">Z</text:span> или <text:span text:style-name="T2">a</text:span><text:span text:style-name="T9">-</text:span><text:span text:style-name="T2">z</text:span>) или символа нижнего подчеркивания _, далее должны следовать символы <text:span text:style-name="T1">A</text:span>-<text:span text:style-name="T1">Z</text:span>, <text:span text:style-name="T1">a</text:span>-<text:span text:style-name="T1">z</text:span>, 0-9, _. Имена тегов чувствительны к регистру, не могут содержать иных символов <text:s/>кроме указанных выше, включая пробелы <text:span text:style-name="T6">и иных управляющих символов</text:span>. Кроме того, существуют ограничения на именование, связанные с тем что теги участвуют в <text:span text:style-name="T11">выражениях</text:span><text:span text:style-name="T13">: их имена не должны совпадать с именами математических функций ( к примеру </text:span><text:span text:style-name="T4">abs, cos </text:span><text:span text:style-name="T8">и так далее), специфических операций работы с тегами и выражениями и подобного. </text:span>В формулировке регулярных выражений наименование<text:span text:style-name="T6"> </text:span>тега определяется так:</text:p>
      <text:p text:style-name="P1">Tag := [A-Za-z_][A-Za-z0-9_]{0,31}</text:p>
      <text:list xml:id="list35548313" text:continue-numbering="true" text:style-name="Outline">
        <text:list-item>
          <text:list>
            <text:list-item>
              <text:h text:style-name="Heading_20_2" text:outline-level="2">3.2 <text:s/>Типы тегов по значению</text:h>
            </text:list-item>
          </text:list>
        </text:list-item>
      </text:list>
      <text:p text:style-name="Text_20_body">Основное назначение тегов в системе быть переносчиком <text:span text:style-name="T6">и хранителем </text:span>информации посредством своего значения, тип этого значения определяет тип тега. Словарь тегов определяет следующие <text:span text:style-name="T6">элементарные </text:span>типы <text:s/>тегов:</text:p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Tab_20_H">Тип</text:p>
          </table:table-cell>
          <table:table-cell table:style-name="Таблица1.A1" office:value-type="string">
            <text:p text:style-name="P7">Описание</text:p>
          </table:table-cell>
          <table:table-cell table:style-name="Таблица1.A1" office:value-type="string">
            <text:p text:style-name="P7">Селектор типа</text:p>
          </table:table-cell>
          <table:table-cell table:style-name="Таблица1.D1" office:value-type="string">
            <text:p text:style-name="P7"><text:span text:style-name="T6">Преобразователь</text:span> типа</text:p>
          </table:table-cell>
        </table:table-row>
        <table:table-row>
          <table:table-cell table:style-name="Таблица1.A2" office:value-type="string">
            <text:p text:style-name="P3">default</text:p>
          </table:table-cell>
          <table:table-cell table:style-name="Таблица1.A2" office:value-type="string">
            <text:p text:style-name="Tab_20_L">Тип по умолчанию (соответствует <text:span text:style-name="T1">64-</text:span><text:span text:style-name="T6">битному двойной точности </text:span><text:span text:style-name="T1">IEEE 754</text:span><text:span text:style-name="T5">) <text:s text:c="45"/></text:span></text:p>
          </table:table-cell>
          <table:table-cell table:style-name="Таблица1.A2" office:value-type="string">
            <text:p text:style-name="P4">.num</text:p>
          </table:table-cell>
          <table:table-cell table:style-name="Таблица1.D2" office:value-type="string">
            <text:p text:style-name="P3">(num)</text:p>
          </table:table-cell>
        </table:table-row>
        <table:table-row>
          <table:table-cell table:style-name="Таблица1.A2" office:value-type="string">
            <text:p text:style-name="P3">bool</text:p>
          </table:table-cell>
          <table:table-cell table:style-name="Таблица1.A2" office:value-type="string">
            <text:p text:style-name="P6">Дискретное значение</text:p>
          </table:table-cell>
          <table:table-cell table:style-name="Таблица1.A2" office:value-type="string">
            <text:p text:style-name="P3">.<text:span text:style-name="T1">bool</text:span></text:p>
          </table:table-cell>
          <table:table-cell table:style-name="Таблица1.D2" office:value-type="string">
            <text:p text:style-name="P3">(bool)</text:p>
          </table:table-cell>
        </table:table-row>
        <table:table-row>
          <table:table-cell table:style-name="Таблица1.A2" office:value-type="string">
            <text:p text:style-name="P3">num64</text:p>
          </table:table-cell>
          <table:table-cell table:style-name="Таблица1.A2" office:value-type="string">
            <text:p text:style-name="Tab_20_L"><text:span text:style-name="T1">64</text:span>-битное целочисленное <text:span text:style-name="T6">значение</text:span></text:p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3">(num64)</text:p>
          </table:table-cell>
        </table:table-row>
        <table:table-row>
          <table:table-cell table:style-name="Таблица1.A2" office:value-type="string">
            <text:p text:style-name="P3">unum64</text:p>
          </table:table-cell>
          <table:table-cell table:style-name="Таблица1.A2" office:value-type="string">
            <text:p text:style-name="Tab_20_L"><text:span text:style-name="T6">Положительное </text:span><text:span text:style-name="T1">64</text:span><text:span text:style-name="T6">-битное целочисленное значение</text:span></text:p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3">(unum64)</text:p>
          </table:table-cell>
        </table:table-row>
        <table:table-row>
          <table:table-cell table:style-name="Таблица1.A2" office:value-type="string">
            <text:p text:style-name="P4">num32</text:p>
          </table:table-cell>
          <table:table-cell table:style-name="Таблица1.A2" office:value-type="string">
            <text:p text:style-name="Tab_20_L"><text:span text:style-name="T1">32</text:span>-битное целочисленное <text:span text:style-name="T6">значение</text:span></text:p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3">(num32)</text:p>
          </table:table-cell>
        </table:table-row>
        <table:table-row>
          <table:table-cell table:style-name="Таблица1.A2" office:value-type="string">
            <text:p text:style-name="P3">unum<text:span text:style-name="T1">32</text:span></text:p>
          </table:table-cell>
          <table:table-cell table:style-name="Таблица1.A2" office:value-type="string">
            <text:p text:style-name="Tab_20_L"><text:span text:style-name="T6">Положительное </text:span><text:span text:style-name="T1">32</text:span><text:span text:style-name="T6">-битное целочисленное значение</text:span></text:p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3">(unum32)</text:p>
          </table:table-cell>
        </table:table-row>
        <table:table-row>
          <table:table-cell table:style-name="Таблица1.A2" office:value-type="string">
            <text:p text:style-name="P4">num16</text:p>
          </table:table-cell>
          <table:table-cell table:style-name="Таблица1.A2" office:value-type="string">
            <text:p text:style-name="Tab_20_L"><text:span text:style-name="T1">16</text:span>-битное целочисленное <text:span text:style-name="T6">значение</text:span></text:p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3">(num16)</text:p>
          </table:table-cell>
        </table:table-row>
        <table:table-row>
          <table:table-cell table:style-name="Таблица1.A2" office:value-type="string">
            <text:p text:style-name="P4">unum16</text:p>
          </table:table-cell>
          <table:table-cell table:style-name="Таблица1.A2" office:value-type="string">
            <text:p text:style-name="Tab_20_L"><text:span text:style-name="T6">Положительное </text:span><text:span text:style-name="T1">16</text:span><text:span text:style-name="T6">-битное целочисленное значение</text:span></text:p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3">(unum16)</text:p>
          </table:table-cell>
        </table:table-row>
        <table:table-row>
          <table:table-cell table:style-name="Таблица1.A2" office:value-type="string">
            <text:p text:style-name="P4">num8</text:p>
          </table:table-cell>
          <table:table-cell table:style-name="Таблица1.A2" office:value-type="string">
            <text:p text:style-name="Tab_20_L">8-битный  аналоговый целочисленный параметр без знака</text:p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3">(num8)</text:p>
          </table:table-cell>
        </table:table-row>
        <table:table-row>
          <table:table-cell table:style-name="Таблица1.A2" office:value-type="string">
            <text:p text:style-name="P4">unum8</text:p>
          </table:table-cell>
          <table:table-cell table:style-name="Таблица1.A2" office:value-type="string">
            <text:p text:style-name="Tab_20_L"><text:span text:style-name="T6">Положительное </text:span><text:span text:style-name="T1">8</text:span><text:span text:style-name="T6">-битное целочисленное значение</text:span></text:p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3">(unum8)</text:p>
          </table:table-cell>
        </table:table-row>
        <text:soft-page-break/>
        <table:table-row>
          <table:table-cell table:style-name="Таблица1.A2" office:value-type="string">
            <text:p text:style-name="P4">float</text:p>
          </table:table-cell>
          <table:table-cell table:style-name="Таблица1.A2" office:value-type="string">
            <text:p text:style-name="Tab_20_L">32-<text:span text:style-name="T6">битное значение одинарной точности </text:span><text:span text:style-name="T1">IEEE 754</text:span></text:p>
          </table:table-cell>
          <table:table-cell table:style-name="Таблица1.A2" office:value-type="string">
            <text:p text:style-name="P2"/>
          </table:table-cell>
          <table:table-cell table:style-name="Таблица1.D2" office:value-type="string">
            <text:p text:style-name="P3">(<text:span text:style-name="T1">float</text:span>)</text:p>
          </table:table-cell>
        </table:table-row>
        <table:table-row>
          <table:table-cell table:style-name="Таблица1.A2" office:value-type="string">
            <text:p text:style-name="P4">double</text:p>
          </table:table-cell>
          <table:table-cell table:style-name="Таблица1.A2" office:value-type="string">
            <text:p text:style-name="Tab_20_L"><text:span text:style-name="T1">64-</text:span><text:span text:style-name="T6">битное значение двойной точности </text:span><text:span text:style-name="T1">IEEE 754</text:span></text:p>
          </table:table-cell>
          <table:table-cell table:style-name="Таблица1.A2" office:value-type="string">
            <text:p text:style-name="P3">.<text:span text:style-name="T1">real</text:span></text:p>
          </table:table-cell>
          <table:table-cell table:style-name="Таблица1.D2" office:value-type="string">
            <text:p text:style-name="P3">(<text:span text:style-name="T1">double</text:span>)</text:p>
          </table:table-cell>
        </table:table-row>
        <table:table-row>
          <table:table-cell table:style-name="Таблица1.A2" office:value-type="string">
            <text:p text:style-name="P4">time</text:p>
          </table:table-cell>
          <table:table-cell table:style-name="Таблица1.A2" office:value-type="string">
            <text:p text:style-name="Tab_20_L">Значение содержащее время и дату</text:p>
          </table:table-cell>
          <table:table-cell table:style-name="Таблица1.A2" office:value-type="string">
            <text:p text:style-name="P3">.<text:span text:style-name="T1">time</text:span></text:p>
          </table:table-cell>
          <table:table-cell table:style-name="Таблица1.D2" office:value-type="string">
            <text:p text:style-name="P3">(<text:span text:style-name="T1">time</text:span>)</text:p>
          </table:table-cell>
        </table:table-row>
        <table:table-row>
          <table:table-cell table:style-name="Таблица1.A2" office:value-type="string">
            <text:p text:style-name="P4">text</text:p>
          </table:table-cell>
          <table:table-cell table:style-name="Таблица1.A2" office:value-type="string">
            <text:p text:style-name="P6">Строковое значение</text:p>
          </table:table-cell>
          <table:table-cell table:style-name="Таблица1.A2" office:value-type="string">
            <text:p text:style-name="P3">.<text:span text:style-name="T1">text</text:span></text:p>
          </table:table-cell>
          <table:table-cell table:style-name="Таблица1.D2" office:value-type="string">
            <text:p text:style-name="P3">(<text:span text:style-name="T1">text)</text:span></text:p>
          </table:table-cell>
        </table:table-row>
      </table:table>
      <text:p text:style-name="Text_20_body"/>
      <text:p text:style-name="P8">Кроме того, словарь тегов определяет типы <text:s/>тегов, используемые для организации <text:span text:style-name="T6">работы <text:s/>с </text:span>отчет<text:span text:style-name="T6">ами</text:span>: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_20_H">Тип</text:p>
          </table:table-cell>
          <table:table-cell table:style-name="Таблица2.B1" office:value-type="string">
            <text:p text:style-name="P7">Описание</text:p>
          </table:table-cell>
        </table:table-row>
        <table:table-row>
          <table:table-cell table:style-name="Таблица2.A2" office:value-type="string">
            <text:p text:style-name="Tab_20_H"><text:span text:style-name="T15">REP_</text:span><text:span text:style-name="T14">YEAR</text:span></text:p>
          </table:table-cell>
          <table:table-cell table:style-name="Таблица2.B2" office:value-type="string">
            <text:p text:style-name="P15">Отчетный тег периодом за год</text:p>
          </table:table-cell>
        </table:table-row>
        <table:table-row>
          <table:table-cell table:style-name="Таблица2.A2" office:value-type="string">
            <text:p text:style-name="P19">REP_QVART</text:p>
          </table:table-cell>
          <table:table-cell table:style-name="Таблица2.B2" office:value-type="string">
            <text:p text:style-name="P15">Отчетный тег периодом за квартал</text:p>
          </table:table-cell>
        </table:table-row>
        <table:table-row>
          <table:table-cell table:style-name="Таблица2.A2" office:value-type="string">
            <text:p text:style-name="P19">REP_MONTH</text:p>
          </table:table-cell>
          <table:table-cell table:style-name="Таблица2.B2" office:value-type="string">
            <text:p text:style-name="P15">Отчетный тег периодом за месяц</text:p>
          </table:table-cell>
        </table:table-row>
        <table:table-row>
          <table:table-cell table:style-name="Таблица2.A2" office:value-type="string">
            <text:p text:style-name="P19">REP_DEC</text:p>
          </table:table-cell>
          <table:table-cell table:style-name="Таблица2.B2" office:value-type="string">
            <text:p text:style-name="P15">Отчетный тег периодом за декаду</text:p>
          </table:table-cell>
        </table:table-row>
        <table:table-row>
          <table:table-cell table:style-name="Таблица2.A2" office:value-type="string">
            <text:p text:style-name="P19">REP_DAY</text:p>
          </table:table-cell>
          <table:table-cell table:style-name="Таблица2.B2" office:value-type="string">
            <text:p text:style-name="P15">Отчетный тег периодом за сутки</text:p>
          </table:table-cell>
        </table:table-row>
        <table:table-row>
          <table:table-cell table:style-name="Таблица2.A2" office:value-type="string">
            <text:p text:style-name="P19">REP_HOUR</text:p>
          </table:table-cell>
          <table:table-cell table:style-name="Таблица2.B2" office:value-type="string">
            <text:p text:style-name="P15">Отчетный тег периодом за час</text:p>
          </table:table-cell>
        </table:table-row>
        <table:table-row>
          <table:table-cell table:style-name="Таблица2.A2" office:value-type="string">
            <text:p text:style-name="P19">REP_30MIN</text:p>
          </table:table-cell>
          <table:table-cell table:style-name="Таблица2.B2" office:value-type="string">
            <text:p text:style-name="P15">Отчетный тег периодом за 30 минут</text:p>
          </table:table-cell>
        </table:table-row>
        <table:table-row>
          <table:table-cell table:style-name="Таблица2.A2" office:value-type="string">
            <text:p text:style-name="Tab_20_H"><text:span text:style-name="T15">REP_</text:span><text:span text:style-name="T16">10</text:span><text:span text:style-name="T15">MIN</text:span></text:p>
          </table:table-cell>
          <table:table-cell table:style-name="Таблица2.B2" office:value-type="string">
            <text:p text:style-name="P15">Отчетный тег периодом за 10 минут</text:p>
          </table:table-cell>
        </table:table-row>
        <table:table-row>
          <table:table-cell table:style-name="Таблица2.A2" office:value-type="string">
            <text:p text:style-name="P19">REP_MIN</text:p>
          </table:table-cell>
          <table:table-cell table:style-name="Таблица2.B2" office:value-type="string">
            <text:p text:style-name="P15">Отчетный тег периодом за минуту</text:p>
          </table:table-cell>
        </table:table-row>
      </table:table>
      <text:p text:style-name="Text_20_body">И специальный тип не имеющий фиксированного значения <text:s/>и служащий для фиксации события в некоторый момент времени.</text:p>
      <text:list xml:id="list35544454" text:continue-numbering="true" text:style-name="Outline">
        <text:list-item>
          <text:list>
            <text:list-item>
              <text:h text:style-name="Heading_20_2" text:outline-level="2">3.3 <text:s/>Тег как объект. Поля тегов.</text:h>
            </text:list-item>
          </text:list>
        </text:list-item>
      </text:list>
      <text:p text:style-name="Text_20_body">Тег можно рассматривать как элементарный объект обладающий свойствами, например, кроме наименования и значения он <text:s/>имеет поле описывающее его функциональное назначение, свойства, основываясь на которых, система производит обработку информации, как то, запись изменений в базу данных, отметок в журнал и так далее. </text:p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7">Имя поля</text:p>
          </table:table-cell>
          <table:table-cell table:style-name="Таблица3.A1" office:value-type="string">
            <text:p text:style-name="P7">Селектор поля</text:p>
          </table:table-cell>
          <table:table-cell table:style-name="Таблица3.A1" office:value-type="string">
            <text:p text:style-name="P7">Описание</text:p>
          </table:table-cell>
          <table:table-cell table:style-name="Таблица3.D1" office:value-type="string">
            <text:p text:style-name="P7">Тип значения</text:p>
          </table:table-cell>
        </table:table-row>
        <table:table-row>
          <table:table-cell table:style-name="Таблица3.A2" office:value-type="string">
            <text:p text:style-name="P3"><text:span text:style-name="T1">value</text:span></text:p>
          </table:table-cell>
          <table:table-cell table:style-name="Таблица3.A2" office:value-type="string">
            <text:p text:style-name="P16">-</text:p>
          </table:table-cell>
          <table:table-cell table:style-name="Таблица3.A2" office:value-type="string">
            <text:p text:style-name="P6"><text:span text:style-name="T12">Само значение тега</text:span></text:p>
          </table:table-cell>
          <table:table-cell table:style-name="Таблица3.D2" office:value-type="string">
            <text:p text:style-name="P16">тип <text:s/>тега</text:p>
          </table:table-cell>
        </table:table-row>
        <table:table-row>
          <table:table-cell table:style-name="Таблица3.A2" office:value-type="string">
            <text:p text:style-name="P3"><text:span text:style-name="T1">oldvalue</text:span></text:p>
          </table:table-cell>
          <table:table-cell table:style-name="Таблица3.A2" office:value-type="string">
            <text:p text:style-name="P3">.<text:span text:style-name="T1">oldvalue</text:span></text:p>
          </table:table-cell>
          <table:table-cell table:style-name="Таблица3.A2" office:value-type="string">
            <text:p text:style-name="P6">Предыдущее установленное значение, значение которое было до того как сервис установил новое <text:span text:style-name="T3">value</text:span></text:p>
          </table:table-cell>
          <table:table-cell table:style-name="Таблица3.D2" office:value-type="string">
            <text:p text:style-name="P16">тип <text:s/>тега</text:p>
          </table:table-cell>
        </table:table-row>
        <text:soft-page-break/>
        <table:table-row>
          <table:table-cell table:style-name="Таблица3.A2" office:value-type="string">
            <text:p text:style-name="P3"><text:span text:style-name="T1">time</text:span></text:p>
          </table:table-cell>
          <table:table-cell table:style-name="Таблица3.A2" office:value-type="string">
            <text:p text:style-name="P3">.<text:span text:style-name="T1">time</text:span></text:p>
          </table:table-cell>
          <table:table-cell table:style-name="Таблица3.A2" office:value-type="string">
            <text:p text:style-name="P6">Время установки значения тега, обновляется при обновлении значения соответствующим сервисом</text:p>
          </table:table-cell>
          <table:table-cell table:style-name="Таблица3.D2" office:value-type="string">
            <text:p text:style-name="P4">time</text:p>
          </table:table-cell>
        </table:table-row>
        <table:table-row>
          <table:table-cell table:style-name="Таблица3.A2" office:value-type="string">
            <text:p text:style-name="P3"><text:span text:style-name="T1">valid</text:span></text:p>
          </table:table-cell>
          <table:table-cell table:style-name="Таблица3.A2" office:value-type="string">
            <text:p text:style-name="P3">.<text:span text:style-name="T1">valid</text:span></text:p>
          </table:table-cell>
          <table:table-cell table:style-name="Таблица3.A2" office:value-type="string">
            <text:p text:style-name="P6">Достоверность значения <text:span text:style-name="T3">value</text:span><text:span text:style-name="T5">.</text:span><text:span text:style-name="T3"> </text:span><text:span text:style-name="T5">В</text:span><text:span text:style-name="T12"> общем случае можно считать, что значение считается достоверным при валидности равной 100 и недостоверным при меньшем значении.</text:span></text:p>
          </table:table-cell>
          <table:table-cell table:style-name="Таблица3.D2" office:value-type="string">
            <text:p text:style-name="P4">num32</text:p>
          </table:table-cell>
        </table:table-row>
        <table:table-row>
          <table:table-cell table:style-name="Таблица3.A2" office:value-type="string">
            <text:p text:style-name="P4">error</text:p>
          </table:table-cell>
          <table:table-cell table:style-name="Таблица3.A2" office:value-type="string">
            <text:p text:style-name="P3">.<text:span text:style-name="T1">error</text:span></text:p>
          </table:table-cell>
          <table:table-cell table:style-name="Таблица3.A2" office:value-type="string">
            <text:p text:style-name="P6">Ошибка ассоциированная со значением тега</text:p>
          </table:table-cell>
          <table:table-cell table:style-name="Таблица3.D2" office:value-type="string">
            <text:p text:style-name="P4">num32</text:p>
          </table:table-cell>
        </table:table-row>
        <table:table-row>
          <table:table-cell table:style-name="Таблица3.A2" office:value-type="string">
            <text:p text:style-name="P3"><text:span text:style-name="T1">comment</text:span></text:p>
          </table:table-cell>
          <table:table-cell table:style-name="Таблица3.A2" office:value-type="string">
            <text:p text:style-name="P3">.<text:span text:style-name="T1">comment</text:span></text:p>
          </table:table-cell>
          <table:table-cell table:style-name="Таблица3.A2" office:value-type="string">
            <text:p text:style-name="P6"><text:span text:style-name="T12">Человеко ориентированное описание тега как единицы информации в системе. Данное наименование будет фигурировать в операторском интерфейсе, системах отображения архивных значений и журналах.</text:span></text:p>
          </table:table-cell>
          <table:table-cell table:style-name="Таблица3.D2" office:value-type="string">
            <text:p text:style-name="P4">text</text:p>
          </table:table-cell>
        </table:table-row>
        <table:table-row>
          <table:table-cell table:style-name="Таблица3.A2" office:value-type="string">
            <text:p text:style-name="P3"><text:span text:style-name="T1">eu</text:span></text:p>
          </table:table-cell>
          <table:table-cell table:style-name="Таблица3.A2" office:value-type="string">
            <text:p text:style-name="P3">.<text:span text:style-name="T1">eu</text:span></text:p>
          </table:table-cell>
          <table:table-cell table:style-name="Таблица3.A2" office:value-type="string">
            <text:p text:style-name="P6"><text:span text:style-name="T12">Единицы измерения величин определяемых значением тега.</text:span></text:p>
          </table:table-cell>
          <table:table-cell table:style-name="Таблица3.D2" office:value-type="string">
            <text:p text:style-name="P4">text</text:p>
          </table:table-cell>
        </table:table-row>
        <table:table-row>
          <table:table-cell table:style-name="Таблица3.A2" office:value-type="string">
            <text:p text:style-name="P3"><text:span text:style-name="T1">binding</text:span></text:p>
          </table:table-cell>
          <table:table-cell table:style-name="Таблица3.A2" office:value-type="string">
            <text:p text:style-name="P3">.<text:span text:style-name="T1">binding</text:span></text:p>
          </table:table-cell>
          <table:table-cell table:style-name="Таблица3.A2" office:value-type="string">
            <text:p text:style-name="P6">Привязка тега, которая используется обрабатывающим сервисом для определения методов и источников установки значения.</text:p>
          </table:table-cell>
          <table:table-cell table:style-name="Таблица3.D2" office:value-type="string">
            <text:p text:style-name="P4">text</text:p>
          </table:table-cell>
        </table:table-row>
        <table:table-row>
          <table:table-cell table:style-name="Таблица3.A2" office:value-type="string">
            <text:p text:style-name="P4">minraw</text:p>
          </table:table-cell>
          <table:table-cell table:style-name="Таблица3.A2" office:value-type="string">
            <text:p text:style-name="P3">.<text:span text:style-name="T1">minraw</text:span></text:p>
          </table:table-cell>
          <table:table-cell table:style-name="Таблица3.A2" office:value-type="string">
            <text:p text:style-name="P6">Нижняя граница значения, используемая обрабатывающим сервисом.</text:p>
          </table:table-cell>
          <table:table-cell table:style-name="Таблица3.D2" office:value-type="string">
            <text:p text:style-name="P16">тип <text:s/>тега</text:p>
          </table:table-cell>
        </table:table-row>
        <table:table-row>
          <table:table-cell table:style-name="Таблица3.A2" office:value-type="string">
            <text:p text:style-name="P4">maxraw</text:p>
          </table:table-cell>
          <table:table-cell table:style-name="Таблица3.A2" office:value-type="string">
            <text:p text:style-name="P3"><text:span text:style-name="T1">.maxraw</text:span></text:p>
          </table:table-cell>
          <table:table-cell table:style-name="Таблица3.A2" office:value-type="string">
            <text:p text:style-name="P6">Верхняя граница значения, используемая обрабатывающим сервисом.</text:p>
          </table:table-cell>
          <table:table-cell table:style-name="Таблица3.D2" office:value-type="string">
            <text:p text:style-name="P16">тип <text:s/>тега</text:p>
          </table:table-cell>
        </table:table-row>
        <table:table-row>
          <table:table-cell table:style-name="Таблица3.A2" office:value-type="string">
            <text:p text:style-name="P4">mineu</text:p>
          </table:table-cell>
          <table:table-cell table:style-name="Таблица3.A2" office:value-type="string">
            <text:p text:style-name="P3"><text:span text:style-name="T1">.mineu</text:span></text:p>
          </table:table-cell>
          <table:table-cell table:style-name="Таблица3.A2" office:value-type="string">
            <text:p text:style-name="Tab_20_L"><text:span text:style-name="T6">Нижняя граница значения </text:span><text:span text:style-name="T3">value</text:span><text:span text:style-name="T6">. Минимально возможное значение.</text:span></text:p>
          </table:table-cell>
          <table:table-cell table:style-name="Таблица3.D2" office:value-type="string">
            <text:p text:style-name="P16">тип <text:s/>тега</text:p>
          </table:table-cell>
        </table:table-row>
        <table:table-row>
          <table:table-cell table:style-name="Таблица3.A2" office:value-type="string">
            <text:p text:style-name="P4">maxeu</text:p>
          </table:table-cell>
          <table:table-cell table:style-name="Таблица3.A2" office:value-type="string">
            <text:p text:style-name="P16">.<text:span text:style-name="T1">maxeu</text:span></text:p>
          </table:table-cell>
          <table:table-cell table:style-name="Таблица3.A2" office:value-type="string">
            <text:p text:style-name="P6">Верхняя граница значения <text:span text:style-name="T3">value</text:span>. Максимально возможное значение.</text:p>
          </table:table-cell>
          <table:table-cell table:style-name="Таблица3.D2" office:value-type="string">
            <text:p text:style-name="P16">тип <text:s/>тега</text:p>
          </table:table-cell>
        </table:table-row>
        <table:table-row>
          <table:table-cell table:style-name="Таблица3.A2" office:value-type="string">
            <text:p text:style-name="P4">onmsg</text:p>
          </table:table-cell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6">Значение этого поля определяет должна ли система журналирования отслеживать изменение <text:span text:style-name="T3">value </text:span><text:span text:style-name="T12">по переднему фронту. В случае достоверного перехода </text:span><text:span text:style-name="T3">value </text:span><text:span text:style-name="T12">из нулевого в ненулевое состояние событие </text:span><text:span text:style-name="T3">onmessage</text:span></text:p>
          </table:table-cell>
          <table:table-cell table:style-name="Таблица3.D2" office:value-type="string">
            <text:p text:style-name="P4">bool</text:p>
          </table:table-cell>
        </table:table-row>
        <table:table-row>
          <table:table-cell table:style-name="Таблица3.A2" office:value-type="string">
            <text:p text:style-name="P4">onmessage</text:p>
          </table:table-cell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6">Текст ассоциированный с событием перехода <text:s/><text:span text:style-name="T3">value </text:span><text:span text:style-name="T12">из нулевого в ненулевое состояние</text:span></text:p>
          </table:table-cell>
          <table:table-cell table:style-name="Таблица3.D2" office:value-type="string">
            <text:p text:style-name="P4">text</text:p>
          </table:table-cell>
        </table:table-row>
        <table:table-row>
          <table:table-cell table:style-name="Таблица3.A2" office:value-type="string">
            <text:p text:style-name="P4">offmsg</text:p>
          </table:table-cell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6">Значение этого поля определяет должна ли система журналирования отслеживать изменение <text:span text:style-name="T3">value </text:span><text:span text:style-name="T12">по заднему фронту. В случае достоверного перехода </text:span><text:span text:style-name="T3">value </text:span><text:span text:style-name="T12">из ненулевого в нулевое состояние событие </text:span><text:span text:style-name="T3">offmessage</text:span></text:p>
          </table:table-cell>
          <table:table-cell table:style-name="Таблица3.D2" office:value-type="string">
            <text:p text:style-name="P4">bool</text:p>
          </table:table-cell>
        </table:table-row>
        <table:table-row>
          <table:table-cell table:style-name="Таблица3.A2" office:value-type="string">
            <text:p text:style-name="P4">offmessage</text:p>
          </table:table-cell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6">Текст ассоциированный с событием перехода <text:s/><text:span text:style-name="T3">value </text:span><text:span text:style-name="T12">из ненулевого в нулевое состояние</text:span></text:p>
          </table:table-cell>
          <table:table-cell table:style-name="Таблица3.D2" office:value-type="string">
            <text:p text:style-name="P4">text</text:p>
          </table:table-cell>
        </table:table-row>
        <table:table-row>
          <table:table-cell table:style-name="Таблица3.A2" office:value-type="string">
            <text:p text:style-name="P4">almsg</text:p>
          </table:table-cell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6">Значение этого поля определяет должна ли система журналирования отслеживать изменение <text:span text:style-name="T10">value</text:span> в соответствии с правилом <text:span text:style-name="T3">alarmcase</text:span><text:span text:style-name="T1"> </text:span>в случае достоверного наступления такого перехода записать событие <text:s/><text:span text:style-name="T3">al</text:span><text:span text:style-name="T10">messag</text:span><text:span text:style-name="T3">e</text:span><text:span text:style-name="T10">.</text:span></text:p>
          </table:table-cell>
          <table:table-cell table:style-name="Таблица3.D2" office:value-type="string">
            <text:p text:style-name="P4">bool</text:p>
          </table:table-cell>
        </table:table-row>
        <table:table-row>
          <table:table-cell table:style-name="Таблица3.A2" office:value-type="string">
            <text:p text:style-name="P4">almessage</text:p>
          </table:table-cell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6">Текст ассоциированный с событием перехода значения<text:span text:style-name="T10"> </text:span><text:span text:style-name="T12">в соответствии с</text:span> правилом заданным полями <text:span text:style-name="T3">alarmcase <text:s/></text:span><text:span text:style-name="T12">и </text:span><text:s text:c="2"/><text:span text:style-name="T3">alarmvalue</text:span><text:span text:style-name="T5">. </text:span><text:span text:style-name="T12">Данный механизм используется для организации уведомлений, тревожности и аварийности.</text:span></text:p>
          </table:table-cell>
          <table:table-cell table:style-name="Таблица3.D2" office:value-type="string">
            <text:p text:style-name="P4">text</text:p>
          </table:table-cell>
        </table:table-row>
        <table:table-row>
          <table:table-cell table:style-name="Таблица3.A2" office:value-type="string">
            <text:p text:style-name="P4">alarmcase</text:p>
          </table:table-cell>
          <table:table-cell table:style-name="Таблица3.A2" office:value-type="string">
            <text:p text:style-name="P16"/>
          </table:table-cell>
          <table:table-cell table:style-name="Таблица3.A2" office:value-type="string">
            <text:p text:style-name="P6">Правило генерации события <text:span text:style-name="T3">almessage. </text:span><text:span text:style-name="T12">Можно выделить 3 правила <text:s/></text:span><text:span text:style-name="T10">value</text:span><text:span text:style-name="T3">&lt;alarmconst, value== alarmconst, </text:span><text:span text:style-name="T10">value&gt;</text:span><text:span text:style-name="T3">alarmconst.</text:span></text:p>
          </table:table-cell>
          <table:table-cell table:style-name="Таблица3.D2" office:value-type="string">
            <text:p text:style-name="P4">&lt;,==,&gt;</text:p>
          </table:table-cell>
        </table:table-row>
        <text:soft-page-break/>
        <table:table-row>
          <table:table-cell table:style-name="Таблица3.A2" office:value-type="string">
            <text:p text:style-name="P4">alarmconst</text:p>
          </table:table-cell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6">Поле определяющее величину участвующую в механизме журналирования <text:s/><text:span text:style-name="T3">al</text:span><text:span text:style-name="T10">messag</text:span><text:span text:style-name="T3">e.</text:span></text:p>
          </table:table-cell>
          <table:table-cell table:style-name="Таблица3.D2" office:value-type="string">
            <text:p text:style-name="P16"><text:span text:style-name="T6">тип</text:span><text:span text:style-name="T6"> <text:s/></text:span><text:span text:style-name="T1">тега</text:span></text:p>
          </table:table-cell>
        </table:table-row>
        <table:table-row>
          <table:table-cell table:style-name="Таблица3.A2" office:value-type="string">
            <text:p text:style-name="P4">alarmlevel</text:p>
          </table:table-cell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6">Уровень тревожности события <text:span text:style-name="T3">al</text:span><text:span text:style-name="T10">messag</text:span><text:span text:style-name="T3">e. </text:span><text:span text:style-name="T12">Можно определить 4 уровня тревожности: нулевой, уведомление, тревога, авария.</text:span></text:p>
          </table:table-cell>
          <table:table-cell table:style-name="Таблица3.D2" office:value-type="string">
            <text:p text:style-name="P16">0, <text:span text:style-name="T1">notice, alarm, accident</text:span></text:p>
          </table:table-cell>
        </table:table-row>
        <table:table-row>
          <table:table-cell table:style-name="Таблица3.A2" office:value-type="string">
            <text:p text:style-name="P4">alarm</text:p>
          </table:table-cell>
          <table:table-cell table:style-name="Таблица3.A2" office:value-type="string">
            <text:p text:style-name="P4">.alarm</text:p>
          </table:table-cell>
          <table:table-cell table:style-name="Таблица3.A2" office:value-type="string">
            <text:p text:style-name="P6">Фиксируемое состояние тревожности. Вне зависимости от значения <text:span text:style-name="T10">value</text:span><text:span text:style-name="T12">, наступление события </text:span><text:span text:style-name="T3">al</text:span><text:span text:style-name="T10">messag</text:span><text:span text:style-name="T3">e </text:span><text:span text:style-name="T12">фиксируется до его квитирования.</text:span></text:p>
          </table:table-cell>
          <table:table-cell table:style-name="Таблица3.D2" office:value-type="string">
            <text:p text:style-name="P4">bool</text:p>
          </table:table-cell>
        </table:table-row>
        <table:table-row>
          <table:table-cell table:style-name="Таблица3.A2" office:value-type="string">
            <text:p text:style-name="P4">kvit</text:p>
          </table:table-cell>
          <table:table-cell table:style-name="Таблица3.A2" office:value-type="string">
            <text:p text:style-name="P4">.kvit</text:p>
          </table:table-cell>
          <table:table-cell table:style-name="Таблица3.A2" office:value-type="string">
            <text:p text:style-name="P6">Определяет заквитированно ли событие <text:s/><text:span text:style-name="T3">al</text:span><text:span text:style-name="T10">messag</text:span><text:span text:style-name="T3">e.</text:span></text:p>
          </table:table-cell>
          <table:table-cell table:style-name="Таблица3.D2" office:value-type="string">
            <text:p text:style-name="P4">bool</text:p>
          </table:table-cell>
        </table:table-row>
        <table:table-row>
          <table:table-cell table:style-name="Таблица3.A2" office:value-type="string">
            <text:p text:style-name="P4">ack</text:p>
          </table:table-cell>
          <table:table-cell table:style-name="Таблица3.A2" office:value-type="string">
            <text:p text:style-name="P4">.ack</text:p>
          </table:table-cell>
          <table:table-cell table:style-name="Таблица3.A2" office:value-type="string">
            <text:p text:style-name="P6">Состояние <text:span text:style-name="T3">alarm</text:span><text:span text:style-name="T1"> </text:span>и <text:span text:style-name="T3">kvit</text:span><text:span text:style-name="T5">.</text:span></text:p>
          </table:table-cell>
          <table:table-cell table:style-name="Таблица3.D2" office:value-type="string">
            <text:p text:style-name="P4">bool</text:p>
          </table:table-cell>
        </table:table-row>
        <table:table-row>
          <table:table-cell table:style-name="Таблица3.A2" office:value-type="string">
            <text:p text:style-name="P4">nack</text:p>
          </table:table-cell>
          <table:table-cell table:style-name="Таблица3.A2" office:value-type="string">
            <text:p text:style-name="P4">.nack</text:p>
          </table:table-cell>
          <table:table-cell table:style-name="Таблица3.A2" office:value-type="string">
            <text:p text:style-name="P6">Состояние <text:span text:style-name="T3">alarm</text:span><text:span text:style-name="T1"> </text:span>и нет <text:span text:style-name="T3">kvit</text:span><text:span text:style-name="T5">.</text:span></text:p>
          </table:table-cell>
          <table:table-cell table:style-name="Таблица3.D2" office:value-type="string">
            <text:p text:style-name="P4">bool</text:p>
          </table:table-cell>
        </table:table-row>
        <table:table-row>
          <table:table-cell table:style-name="Таблица3.A2" office:value-type="string">
            <text:p text:style-name="P4">logged</text:p>
          </table:table-cell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6">Поле определяет будет ли значение отслеживаться сервисом архивирования значений.</text:p>
          </table:table-cell>
          <table:table-cell table:style-name="Таблица3.D2" office:value-type="string">
            <text:p text:style-name="P4">bool</text:p>
          </table:table-cell>
        </table:table-row>
        <table:table-row>
          <table:table-cell table:style-name="Таблица3.A2" office:value-type="string">
            <text:p text:style-name="P4">logdb</text:p>
          </table:table-cell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6">Поле определяет мертвую зону архивирования используемую сервисом архивирования значений.</text:p>
          </table:table-cell>
          <table:table-cell table:style-name="Таблица3.D2" office:value-type="string">
            <text:p text:style-name="P16">тип <text:s/><text:span text:style-name="T6">тега</text:span></text:p>
          </table:table-cell>
        </table:table-row>
        <table:table-row>
          <table:table-cell table:style-name="Таблица3.A2" office:value-type="string">
            <text:p text:style-name="P4">refcnt</text:p>
          </table:table-cell>
          <table:table-cell table:style-name="Таблица3.A2" office:value-type="string">
            <text:p text:style-name="P4"/>
          </table:table-cell>
          <table:table-cell table:style-name="Таблица3.A2" office:value-type="string">
            <text:p text:style-name="P6">Количество ссылок на данный тег</text:p>
          </table:table-cell>
          <table:table-cell table:style-name="Таблица3.D2" office:value-type="string">
            <text:p text:style-name="P4">bool</text:p>
          </table:table-cell>
        </table:table-row>
      </table:table>
      <text:p text:style-name="P13"/>
      <text:p text:style-name="P13"/>
      <text:p text:style-name="P13">Поля отчётных тегов правильнее рассматривать отдельно:</text:p>
      <text:p text:style-name="P1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7">Имя поля</text:p>
          </table:table-cell>
          <table:table-cell table:style-name="Таблица4.A1" office:value-type="string">
            <text:p text:style-name="P7">Селектор поля</text:p>
          </table:table-cell>
          <table:table-cell table:style-name="Таблица4.A1" office:value-type="string">
            <text:p text:style-name="P7">Описание</text:p>
          </table:table-cell>
          <table:table-cell table:style-name="Таблица4.D1" office:value-type="string">
            <text:p text:style-name="P7">Тип значения</text:p>
          </table:table-cell>
        </table:table-row>
        <table:table-row>
          <table:table-cell table:style-name="Таблица4.A2" office:value-type="string">
            <text:p text:style-name="P3"><text:span text:style-name="T1">value</text:span></text:p>
          </table:table-cell>
          <table:table-cell table:style-name="Таблица4.A2" office:value-type="string">
            <text:p text:style-name="P16">-</text:p>
          </table:table-cell>
          <table:table-cell table:style-name="Таблица4.A2" office:value-type="string">
            <text:p text:style-name="P6"><text:span text:style-name="T12">Значение тега ассоциированное с временем </text:span><text:span text:style-name="T3">time</text:span></text:p>
          </table:table-cell>
          <table:table-cell table:style-name="Таблица4.D2" office:value-type="string">
            <text:p text:style-name="P16">тип <text:s/>тега</text:p>
          </table:table-cell>
        </table:table-row>
        <table:table-row>
          <table:table-cell table:style-name="Таблица4.A2" office:value-type="string">
            <text:p text:style-name="P3"><text:span text:style-name="T1">time</text:span></text:p>
          </table:table-cell>
          <table:table-cell table:style-name="Таблица4.A2" office:value-type="string">
            <text:p text:style-name="P3">.<text:span text:style-name="T1">time</text:span></text:p>
          </table:table-cell>
          <table:table-cell table:style-name="Таблица4.A2" office:value-type="string">
            <text:p text:style-name="P6">Время установки значения тега, обновляется при обновлении значения соответствующим сервисом</text:p>
          </table:table-cell>
          <table:table-cell table:style-name="Таблица4.D2" office:value-type="string">
            <text:p text:style-name="P4">time</text:p>
          </table:table-cell>
        </table:table-row>
        <table:table-row>
          <table:table-cell table:style-name="Таблица4.A2" office:value-type="string">
            <text:p text:style-name="P4">error</text:p>
          </table:table-cell>
          <table:table-cell table:style-name="Таблица4.A2" office:value-type="string">
            <text:p text:style-name="P3">.<text:span text:style-name="T1">error</text:span></text:p>
          </table:table-cell>
          <table:table-cell table:style-name="Таблица4.A2" office:value-type="string">
            <text:p text:style-name="P6">Ошибка ассоциированная со значением тега</text:p>
          </table:table-cell>
          <table:table-cell table:style-name="Таблица4.D2" office:value-type="string">
            <text:p text:style-name="P4">num32</text:p>
          </table:table-cell>
        </table:table-row>
        <table:table-row>
          <table:table-cell table:style-name="Таблица4.A2" office:value-type="string">
            <text:p text:style-name="P3"><text:span text:style-name="T1">comment</text:span></text:p>
          </table:table-cell>
          <table:table-cell table:style-name="Таблица4.A2" office:value-type="string">
            <text:p text:style-name="P3">.<text:span text:style-name="T1">comment</text:span></text:p>
          </table:table-cell>
          <table:table-cell table:style-name="Таблица4.A2" office:value-type="string">
            <text:p text:style-name="P6"><text:span text:style-name="T12">Человеко ориентированное описание тега как единицы информации в системе. Данное наименование будет фигурировать в операторском интерфейсе, системах отображения архивных значений и журналах.</text:span></text:p>
          </table:table-cell>
          <table:table-cell table:style-name="Таблица4.D2" office:value-type="string">
            <text:p text:style-name="P4">text</text:p>
          </table:table-cell>
        </table:table-row>
        <table:table-row>
          <table:table-cell table:style-name="Таблица4.A2" office:value-type="string">
            <text:p text:style-name="P3"><text:span text:style-name="T1">eu</text:span></text:p>
          </table:table-cell>
          <table:table-cell table:style-name="Таблица4.A2" office:value-type="string">
            <text:p text:style-name="P3">.<text:span text:style-name="T1">eu</text:span></text:p>
          </table:table-cell>
          <table:table-cell table:style-name="Таблица4.A2" office:value-type="string">
            <text:p text:style-name="P6"><text:span text:style-name="T12">Единицы измерения величин определяемых значением тега.</text:span></text:p>
          </table:table-cell>
          <table:table-cell table:style-name="Таблица4.D2" office:value-type="string">
            <text:p text:style-name="P4">text</text:p>
          </table:table-cell>
        </table:table-row>
        <table:table-row>
          <table:table-cell table:style-name="Таблица4.A2" office:value-type="string">
            <text:p text:style-name="P3"><text:span text:style-name="T1">binding</text:span></text:p>
          </table:table-cell>
          <table:table-cell table:style-name="Таблица4.A2" office:value-type="string">
            <text:p text:style-name="P3">.<text:span text:style-name="T1">binding</text:span></text:p>
          </table:table-cell>
          <table:table-cell table:style-name="Таблица4.A2" office:value-type="string">
            <text:p text:style-name="P6">Привязка тега, которая используется обрабатывающим сервисом для определения методов и источников установки значения.</text:p>
          </table:table-cell>
          <table:table-cell table:style-name="Таблица4.D2" office:value-type="string">
            <text:p text:style-name="P4">text</text:p>
          </table:table-cell>
        </table:table-row>
        <table:table-row>
          <table:table-cell table:style-name="Таблица4.A2" office:value-type="string">
            <text:p text:style-name="P4">initdepth</text:p>
          </table:table-cell>
          <table:table-cell table:style-name="Таблица4.A2" office:value-type="string">
            <text:p text:style-name="P3"/>
          </table:table-cell>
          <table:table-cell table:style-name="Таблица4.A2" office:value-type="string">
            <text:p text:style-name="Tab_20_L"><text:s/>Период инициализации истории опроса</text:p>
          </table:table-cell>
          <table:table-cell table:style-name="Таблица4.D2" office:value-type="string">
            <text:p text:style-name="P16"><text:span text:style-name="T1">umum</text:span>3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"/>
    <style:font-face style:name="Calibri" svg:font-family="Calibri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2cm" fo:margin-right="1cm" fo:margin-top="0.199cm" fo:margin-bottom="0.199cm" fo:text-align="justify" style:justify-single-word="false" fo:text-indent="2cm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size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cm" fo:margin-right="0cm" fo:margin-top="1.499cm" fo:margin-bottom="0.499cm" fo:text-indent="0cm" style:auto-text-indent="false"/>
      <style:text-properties style:font-name="Times New Roman1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RegDef" style:family="paragraph" style:parent-style-name="Marginalia" style:class="text" style:master-page-name="">
      <style:paragraph-properties style:page-number="auto"/>
      <style:text-properties fo:font-size="12pt" fo:language="en" fo:country="US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Tab_20_C" style:display-name="Tab C" style:family="paragraph" style:parent-style-name="Table" style:class="extra"/>
    <style:style style:name="Tab_20_L" style:display-name="Tab L" style:family="paragraph" style:parent-style-name="Table" style:class="extra">
      <style:text-properties fo:font-size="8pt"/>
    </style:style>
    <style:style style:name="Tab_20_H" style:display-name="Tab H" style:family="paragraph" style:parent-style-name="Tab_20_L" style:class="extra">
      <style:paragraph-properties fo:text-align="center" style:justify-single-word="false"/>
      <style:text-properties fo:font-size="10pt" fo:font-style="normal" fo:font-weight="bold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Шинкевич</meta:initial-creator>
    <meta:editing-cycles>22</meta:editing-cycles>
    <meta:creation-date>2016-04-27T06:20:00</meta:creation-date>
    <meta:editing-duration>PT5H56M43S</meta:editing-duration>
    <meta:generator>OpenOffice/4.1.2$Win32 OpenOffice.org_project/412m3$Build-9782</meta:generator>
    <dc:date>2016-04-30T15:35:58.61</dc:date>
    <meta:document-statistic meta:table-count="4" meta:image-count="0" meta:object-count="0" meta:page-count="5" meta:paragraph-count="238" meta:word-count="1128" meta:character-count="862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